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D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4888" officeooo:paragraph-rsid="00034888"/>
    </style:style>
    <style:style style:name="P2" style:family="paragraph" style:parent-style-name="Table_20_Contents">
      <style:text-properties fo:font-weight="bold" officeooo:rsid="00034888" officeooo:paragraph-rsid="00034888" style:font-weight-asian="bold" style:font-weight-complex="bold"/>
    </style:style>
    <style:style style:name="P3" style:family="paragraph" style:parent-style-name="Table_20_Contents">
      <style:text-properties fo:font-weight="bold" officeooo:rsid="00134768" officeooo:paragraph-rsid="00134768" style:font-weight-asian="bold" style:font-weight-complex="bold"/>
    </style:style>
    <style:style style:name="P4" style:family="paragraph" style:parent-style-name="Table_20_Contents">
      <style:text-properties fo:font-size="16pt" fo:font-weight="bold" officeooo:rsid="00034888" officeooo:paragraph-rsid="00034888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size="16pt" fo:font-weight="bold" officeooo:rsid="000c6322" officeooo:paragraph-rsid="000c6322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6pt" fo:font-weight="bold" officeooo:rsid="0013690d" officeooo:paragraph-rsid="0013690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6pt" fo:font-weight="bold" officeooo:rsid="0016c4fd" officeooo:paragraph-rsid="0016c4f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officeooo:rsid="000406cb" officeooo:paragraph-rsid="000406cb"/>
    </style:style>
    <style:style style:name="P9" style:family="paragraph" style:parent-style-name="Table_20_Contents">
      <style:text-properties officeooo:rsid="000406cb" officeooo:paragraph-rsid="00044d31"/>
    </style:style>
    <style:style style:name="P10" style:family="paragraph" style:parent-style-name="Table_20_Contents">
      <style:text-properties officeooo:rsid="000406cb" officeooo:paragraph-rsid="000778ad"/>
    </style:style>
    <style:style style:name="P11" style:family="paragraph" style:parent-style-name="Table_20_Contents">
      <style:text-properties officeooo:rsid="000406cb" officeooo:paragraph-rsid="00138093"/>
    </style:style>
    <style:style style:name="P12" style:family="paragraph" style:parent-style-name="Table_20_Contents">
      <style:text-properties officeooo:rsid="000643a6" officeooo:paragraph-rsid="000643a6"/>
    </style:style>
    <style:style style:name="P13" style:family="paragraph" style:parent-style-name="Table_20_Contents">
      <style:text-properties fo:font-size="12pt" fo:font-weight="bold" officeooo:rsid="000643a6" officeooo:paragraph-rsid="000643a6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officeooo:rsid="000778ad" officeooo:paragraph-rsid="000778ad"/>
    </style:style>
    <style:style style:name="P15" style:family="paragraph" style:parent-style-name="Table_20_Contents">
      <style:text-properties officeooo:rsid="000778ad" officeooo:paragraph-rsid="000e26f6"/>
    </style:style>
    <style:style style:name="P16" style:family="paragraph" style:parent-style-name="Table_20_Contents">
      <style:text-properties officeooo:rsid="0007e94e" officeooo:paragraph-rsid="0007e94e"/>
    </style:style>
    <style:style style:name="P17" style:family="paragraph" style:parent-style-name="Table_20_Contents">
      <style:text-properties officeooo:rsid="000943e0" officeooo:paragraph-rsid="000943e0"/>
    </style:style>
    <style:style style:name="P18" style:family="paragraph" style:parent-style-name="Table_20_Contents">
      <style:text-properties officeooo:rsid="000943e0" officeooo:paragraph-rsid="001ffc79"/>
    </style:style>
    <style:style style:name="P19" style:family="paragraph" style:parent-style-name="Table_20_Contents">
      <style:text-properties officeooo:rsid="00117191" officeooo:paragraph-rsid="00117191"/>
    </style:style>
    <style:style style:name="P20" style:family="paragraph" style:parent-style-name="Table_20_Contents">
      <style:text-properties officeooo:rsid="00134768" officeooo:paragraph-rsid="00134768"/>
    </style:style>
    <style:style style:name="P21" style:family="paragraph" style:parent-style-name="Table_20_Contents">
      <style:text-properties officeooo:rsid="0016c4fd" officeooo:paragraph-rsid="0016c4fd"/>
    </style:style>
    <style:style style:name="P22" style:family="paragraph" style:parent-style-name="Table_20_Contents">
      <style:text-properties officeooo:rsid="0016c87e" officeooo:paragraph-rsid="0016c87e"/>
    </style:style>
    <style:style style:name="P23" style:family="paragraph" style:parent-style-name="Table_20_Contents">
      <style:text-properties officeooo:rsid="0016c87e" officeooo:paragraph-rsid="001c225a"/>
    </style:style>
    <style:style style:name="P24" style:family="paragraph" style:parent-style-name="Table_20_Contents">
      <style:text-properties officeooo:rsid="00215bfd" officeooo:paragraph-rsid="00215bfd"/>
    </style:style>
    <style:style style:name="P25" style:family="paragraph" style:parent-style-name="Standard">
      <style:text-properties officeooo:rsid="00117191" officeooo:paragraph-rsid="00117191"/>
    </style:style>
    <style:style style:name="P26" style:family="paragraph" style:parent-style-name="Standard">
      <style:text-properties fo:font-weight="bold" officeooo:rsid="00117191" officeooo:paragraph-rsid="00117191" style:font-weight-asian="bold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text-properties fo:font-size="6pt" fo:font-weight="bold" officeooo:rsid="00117191" officeooo:paragraph-rsid="00117191" style:font-size-asian="5.25pt" style:font-weight-asian="bold" style:font-size-complex="6pt" style:font-weight-complex="bold"/>
    </style:style>
    <style:style style:name="T1" style:family="text">
      <style:text-properties officeooo:rsid="00044d31"/>
    </style:style>
    <style:style style:name="T2" style:family="text">
      <style:text-properties officeooo:rsid="000778ad"/>
    </style:style>
    <style:style style:name="T3" style:family="text">
      <style:text-properties officeooo:rsid="000e26f6"/>
    </style:style>
    <style:style style:name="T4" style:family="text">
      <style:text-properties officeooo:rsid="000ebe1f"/>
    </style:style>
    <style:style style:name="T5" style:family="text">
      <style:text-properties officeooo:rsid="00138093"/>
    </style:style>
    <style:style style:name="T6" style:family="text">
      <style:text-properties officeooo:rsid="001596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c87e" style:font-weight-asian="bold" style:font-weight-complex="bold"/>
    </style:style>
    <style:style style:name="T9" style:family="text">
      <style:text-properties fo:font-weight="bold" officeooo:rsid="001c225a" style:font-weight-asian="bold" style:font-weight-complex="bold"/>
    </style:style>
    <style:style style:name="T10" style:family="text">
      <style:text-properties fo:color="#f79448"/>
    </style:style>
    <style:style style:name="T11" style:family="text">
      <style:text-properties fo:color="#62a73b"/>
    </style:style>
    <style:style style:name="T12" style:family="text">
      <style:text-properties fo:color="#62a73b" fo:background-color="#ffffff" loext:char-shading-value="0"/>
    </style:style>
    <style:style style:name="T13" style:family="text">
      <style:text-properties fo:color="#62a73b" officeooo:rsid="0019872f" fo:background-color="#ffffff" loext:char-shading-value="0"/>
    </style:style>
    <style:style style:name="T14" style:family="text">
      <style:text-properties fo:color="#fff450"/>
    </style:style>
    <style:style style:name="T15" style:family="text">
      <style:text-properties fo:color="#ffffff" fo:background-color="#1c1c1c" loext:char-shading-value="0"/>
    </style:style>
    <style:style style:name="T16" style:family="text">
      <style:text-properties fo:color="#ffffff" fo:background-color="#000000" loext:char-shading-value="0"/>
    </style:style>
    <style:style style:name="T17" style:family="text">
      <style:text-properties fo:color="#ffffff" officeooo:rsid="0019872f" fo:background-color="#000000" loext:char-shading-value="0"/>
    </style:style>
    <style:style style:name="T18" style:family="text">
      <style:text-properties fo:color="#ffffff" officeooo:rsid="001ffc79" fo:background-color="#000000" loext:char-shading-value="0"/>
    </style:style>
    <style:style style:name="T19" style:family="text">
      <style:text-properties fo:color="#808080" fo:background-color="#ffffff" loext:char-shading-value="0"/>
    </style:style>
    <style:style style:name="T20" style:family="text">
      <style:text-properties fo:color="#ff7474"/>
    </style:style>
    <style:style style:name="T21" style:family="text">
      <style:text-properties fo:color="#74489d"/>
    </style:style>
    <style:style style:name="T22" style:family="text">
      <style:text-properties fo:color="#ed1c24"/>
    </style:style>
    <style:style style:name="T23" style:family="text">
      <style:text-properties fo:color="#ed1c24" fo:font-weight="bold" officeooo:rsid="001a4e99" style:font-weight-asian="bold" style:font-weight-complex="bold"/>
    </style:style>
    <style:style style:name="T24" style:family="text">
      <style:text-properties fo:color="#ed1c24" fo:background-color="#ffffff" loext:char-shading-value="0"/>
    </style:style>
    <style:style style:name="T25" style:family="text">
      <style:text-properties fo:color="#1b75bc"/>
    </style:style>
    <style:style style:name="T26" style:family="text">
      <style:text-properties fo:color="#956b09"/>
    </style:style>
    <style:style style:name="T27" style:family="text">
      <style:text-properties fo:color="#000000"/>
    </style:style>
    <style:style style:name="T28" style:family="text">
      <style:text-properties fo:color="#000000" fo:background-color="#ffffff" loext:char-shading-value="0"/>
    </style:style>
    <style:style style:name="T29" style:family="text">
      <style:text-properties fo:color="#000000" officeooo:rsid="0019872f" fo:background-color="#ffffff" loext:char-shading-value="0"/>
    </style:style>
    <style:style style:name="T30" style:family="text">
      <style:text-properties fo:color="#000000" officeooo:rsid="001c225a" fo:background-color="#ffffff" loext:char-shading-value="0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font-weight="bold" officeooo:rsid="0016c87e" style:font-weight-asian="bold" style:font-weight-complex="bold"/>
    </style:style>
    <style:style style:name="T33" style:family="text">
      <style:text-properties fo:color="#e3d200"/>
    </style:style>
    <style:style style:name="T34" style:family="text">
      <style:text-properties officeooo:rsid="001ffc79"/>
    </style:style>
    <style:style style:name="T35" style:family="text">
      <style:text-properties fo:color="#ccbe00" officeooo:rsid="001ffc79"/>
    </style:style>
    <style:style style:name="T36" style:family="text">
      <style:text-properties officeooo:rsid="00218a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Plug</text:p>
          </table:table-cell>
          <table:table-cell table:style-name="Table1.B1" office:value-type="string">
            <text:p text:style-name="P5">Description</text:p>
          </table:table-cell>
          <table:table-cell table:style-name="Table1.B1" office:value-type="string">
            <text:p text:style-name="P4">ESP<text:span text:style-name="T2">32</text:span> I/O</text:p>
          </table:table-cell>
          <table:table-cell table:style-name="Table1.D1" office:value-type="string">
            <text:p text:style-name="P7">Wire spec</text:p>
          </table:table-cell>
        </table:table-row>
        <table:table-row>
          <table:table-cell table:style-name="Table1.A2" office:value-type="string">
            <text:p text:style-name="P6">Rev <text:span text:style-name="T6">B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Black plug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>12V steer enable switch</text:p>
          </table:table-cell>
          <table:table-cell table:style-name="Table1.B2" office:value-type="string">
            <text:p text:style-name="P14">15</text:p>
          </table:table-cell>
          <table:table-cell table:style-name="Table1.D2" office:value-type="string">
            <text:p text:style-name="P22"><text:span text:style-name="T27">18GA</text:span><text:span text:style-name="T10"> Orange</text:span> 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8">CAN LO</text:p>
          </table:table-cell>
          <table:table-cell table:style-name="Table1.B2" office:value-type="string">
            <text:p text:style-name="P14">32 ?</text:p>
          </table:table-cell>
          <table:table-cell table:style-name="Table1.D2" office:value-type="string">
            <text:p text:style-name="P22"><text:span text:style-name="T27">18GA</text:span><text:span text:style-name="T11"> Green</text:span> 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CAN HI</text:p>
          </table:table-cell>
          <table:table-cell table:style-name="Table1.B2" office:value-type="string">
            <text:p text:style-name="P14">33 ?</text:p>
          </table:table-cell>
          <table:table-cell table:style-name="Table1.D2" office:value-type="string">
            <text:p text:style-name="P22"><text:span text:style-name="T27">18GA</text:span><text:span text:style-name="T14"> </text:span><text:span text:style-name="T33">Yellow</text:span> 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8">Steer motor / valve <text:span text:style-name="T5">PWM</text:span></text:p>
          </table:table-cell>
          <table:table-cell table:style-name="Table1.B2" office:value-type="string">
            <text:p text:style-name="P14">25</text:p>
          </table:table-cell>
          <table:table-cell table:style-name="Table1.D2" office:value-type="string">
            <text:p text:style-name="P22"><text:span text:style-name="T28">18GA </text:span><text:span text:style-name="T15">White</text:span> 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B2" office:value-type="string">
            <text:p text:style-name="P8">Steer motor / valve <text:span text:style-name="T5">PWM</text:span></text:p>
          </table:table-cell>
          <table:table-cell table:style-name="Table1.B2" office:value-type="string">
            <text:p text:style-name="P14">26</text:p>
          </table:table-cell>
          <table:table-cell table:style-name="Table1.D2" office:value-type="string">
            <text:p text:style-name="P22"><text:span text:style-name="T28">18GA</text:span><text:span text:style-name="T19"> Gray</text:span> 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B2" office:value-type="string">
            <text:p text:style-name="P11">Steer motor / valve<text:span text:style-name="T1"> </text:span>PWM<text:span text:style-name="T1"> Danfoss</text:span></text:p>
          </table:table-cell>
          <table:table-cell table:style-name="Table1.B2" office:value-type="string">
            <text:p text:style-name="P14">27</text:p>
          </table:table-cell>
          <table:table-cell table:style-name="Table1.D2" office:value-type="string">
            <text:p text:style-name="P22"><text:span text:style-name="T27">18GA</text:span><text:span text:style-name="T26"> Brown</text:span> 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B2" office:value-type="string">
            <text:p text:style-name="P8">12V work enable switch</text:p>
          </table:table-cell>
          <table:table-cell table:style-name="Table1.B2" office:value-type="string">
            <text:p text:style-name="P24">5</text:p>
          </table:table-cell>
          <table:table-cell table:style-name="Table1.D2" office:value-type="string">
            <text:p text:style-name="P22"><text:span text:style-name="T27">18GA</text:span><text:span text:style-name="T20"> Pink</text:span> 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B2" office:value-type="string">
            <text:p text:style-name="P8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7">1</text:span><text:span text:style-name="T8">4</text:span><text:span text:style-name="T7">GA</text:span><text:span text:style-name="T9"> </text:span>Black 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B2" office:value-type="string">
            <text:p text:style-name="P8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7">14GA</text:span><text:span text:style-name="T9"> </text:span>Black 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B2" office:value-type="string">
            <text:p text:style-name="P9">12V<text:span text:style-name="T1">+ </text:span>control logic <text:span text:style-name="T4">input (ESP32)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2"><text:span text:style-name="T27">18GA</text:span><text:span text:style-name="T21"> Purple</text:span> 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B2" office:value-type="string">
            <text:p text:style-name="P9">12V<text:span text:style-name="T1">+ </text:span>steer<text:span text:style-name="T1"> motor / valve input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31">1</text:span><text:span text:style-name="T32">4</text:span><text:span text:style-name="T31">GA</text:span><text:span text:style-name="T23"> </text:span><text:span text:style-name="T22">Red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Gray plug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4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18GA Black 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B2" office:value-type="string">
            <text:p text:style-name="P14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18GA Black 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B2" office:value-type="string">
            <text:p text:style-name="P14">Steering wheel encoder</text:p>
          </table:table-cell>
          <table:table-cell table:style-name="Table1.B2" office:value-type="string">
            <text:p text:style-name="P16">23</text:p>
          </table:table-cell>
          <table:table-cell table:style-name="Table1.D2" office:value-type="string">
            <text:p text:style-name="P22"><text:span text:style-name="T27">18GA</text:span><text:span text:style-name="T25"> Blue</text:span> 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B2" office:value-type="string">
            <text:p text:style-name="P14">Wheel Angle Sensor (WAS) feedback</text:p>
          </table:table-cell>
          <table:table-cell table:style-name="Table1.B2" office:value-type="string">
            <text:p text:style-name="P17">ADS1115 A0 Single</text:p>
          </table:table-cell>
          <table:table-cell table:style-name="Table1.D2" office:value-type="string">
            <text:p text:style-name="P22"><text:span text:style-name="T28">18GA</text:span><text:span text:style-name="T12"> </text:span><text:span text:style-name="T13">GR</text:span><text:span text:style-name="T29">/</text:span><text:span text:style-name="T17">WH</text:span> </text:p>
          </table:table-cell>
        </table:table-row>
        <table:table-row>
          <table:table-cell table:style-name="Table1.A2" office:value-type="string">
            <text:p text:style-name="P12">5<text:span text:style-name="T36"> (4+5)</text:span></text:p>
          </table:table-cell>
          <table:table-cell table:style-name="Table1.B2" office:value-type="string">
            <text:p text:style-name="P14">Wheel Angle Sensor (WAS) feedback</text:p>
          </table:table-cell>
          <table:table-cell table:style-name="Table1.B2" office:value-type="string">
            <text:p text:style-name="P18">ADS1115<text:span text:style-name="T34"> A0 Differential</text:span></text:p>
          </table:table-cell>
          <table:table-cell table:style-name="Table1.D2" office:value-type="string">
            <text:p text:style-name="P22"><text:span text:style-name="T27">18GA</text:span><text:span text:style-name="T22"> </text:span><text:span text:style-name="T35">YL/</text:span><text:span text:style-name="T18">WH</text:span>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B2" office:value-type="string">
            <text:p text:style-name="P15">5V+<text:span text:style-name="T3"> for sensor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2"><text:span text:style-name="T27">18GA</text:span><text:span text:style-name="T22"> Red</text:span> 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B2" office:value-type="string">
            <text:p text:style-name="P15">5V+<text:span text:style-name="T3"> for sensor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2"><text:span text:style-name="T27">18GA</text:span><text:span text:style-name="T22"> Red</text:span> 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B2" office:value-type="string">
            <text:p text:style-name="P8"><text:span text:style-name="T2">5</text:span>V work enable switch</text:p>
          </table:table-cell>
          <table:table-cell table:style-name="Table1.B2" office:value-type="string">
            <text:p text:style-name="P24">5</text:p>
          </table:table-cell>
          <table:table-cell table:style-name="Table1.D2" office:value-type="string">
            <text:p text:style-name="P22">18GA BL/<text:span text:style-name="T16">WH</text:span> 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B2" office:value-type="string">
            <text:p text:style-name="P10"><text:span text:style-name="T2">5</text:span>V <text:span text:style-name="T2">steer</text:span> enable switch</text:p>
          </table:table-cell>
          <table:table-cell table:style-name="Table1.B2" office:value-type="string">
            <text:p text:style-name="P14">15</text:p>
          </table:table-cell>
          <table:table-cell table:style-name="Table1.D2" office:value-type="string">
            <text:p text:style-name="P23"><text:span text:style-name="T27">18GA</text:span><text:span text:style-name="T22"> </text:span><text:span text:style-name="T16">WH</text:span><text:span text:style-name="T30">/</text:span><text:span text:style-name="T24">RED</text:span> 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7"/>
      <text:p text:style-name="P26">Led Pinout 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Led</text:p>
          </table:table-cell>
          <table:table-cell table:style-name="Table2.B1" office:value-type="string">
            <text:p text:style-name="P3">ESP32 I/O</text:p>
          </table:table-cell>
        </table:table-row>
        <table:table-row>
          <table:table-cell table:style-name="Table2.A2" office:value-type="string">
            <text:p text:style-name="P19">Work led</text:p>
          </table:table-cell>
          <table:table-cell table:style-name="Table2.B2" office:value-type="string">
            <text:p text:style-name="P20">14</text:p>
          </table:table-cell>
        </table:table-row>
        <table:table-row>
          <table:table-cell table:style-name="Table2.A2" office:value-type="string">
            <text:p text:style-name="P20">Steer led</text:p>
          </table:table-cell>
          <table:table-cell table:style-name="Table2.B2" office:value-type="string">
            <text:p text:style-name="P20">12</text:p>
          </table:table-cell>
        </table:table-row>
        <table:table-row>
          <table:table-cell table:style-name="Table2.A2" office:value-type="string">
            <text:p text:style-name="P19">WiFi led</text:p>
          </table:table-cell>
          <table:table-cell table:style-name="Table2.B2" office:value-type="string">
            <text:p text:style-name="P20">13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3:27:26.192727082</meta:creation-date>
    <dc:date>2022-03-24T09:56:09.711584510</dc:date>
    <meta:editing-duration>P2DT8H52M48S</meta:editing-duration>
    <meta:editing-cycles>20</meta:editing-cycles>
    <meta:generator>LibreOffice/6.0.7.3$Linux_X86_64 LibreOffice_project/00m0$Build-3</meta:generator>
    <meta:print-date>2021-09-06T18:05:02.399075027</meta:print-date>
    <meta:document-statistic meta:table-count="2" meta:image-count="0" meta:object-count="0" meta:page-count="1" meta:paragraph-count="92" meta:word-count="179" meta:character-count="789" meta:non-whitespace-character-count="683"/>
  </office:meta>
</office:document-meta>
</file>